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6382" table:default-cell-style-name="ce1"/>
        <table:table-row table:style-name="ro1">
          <table:table-cell office:value-type="float" office:value="1.1186186186186187" table:formula="msoxl:=3725/3330" table:style-name="ce1">
            <text:p>1.118618619</text:p>
          </table:table-cell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nk</text:p>
          </table:table-cell>
          <table:table-cell table:style-name="ce2"/>
          <table:table-cell table:number-columns-repeated="3" table:style-name="ce1"/>
          <table:table-cell table:style-name="ce1">
            <draw:frame draw:z-index="1" draw:id="id0" draw:style-name="a0" draw:name="Diagramm 4" svg:x="0.32292in" svg:y="0in" svg:width="6.375in" svg:height="4.8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3725" table:formula="msoxl:=B5*$A$1" table:style-name="ce2">
            <text:p>3725</text:p>
          </table:table-cell>
          <table:table-cell office:value-type="float" office:value="3330" table:style-name="ce1">
            <text:p>3330</text:p>
          </table:table-cell>
          <table:table-cell office:value-type="float" office:value="0" table:formula="msoxl:=D5*100/$D$13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700.3903903903906" table:formula="msoxl:=B6*$A$1" table:style-name="ce2">
            <text:p>3700</text:p>
          </table:table-cell>
          <table:table-cell office:value-type="float" office:value="3308" table:style-name="ce1">
            <text:p>3308</text:p>
          </table:table-cell>
          <table:table-cell office:value-type="float" office:value="17.152658662092623" table:formula="msoxl:=D6*100/$D$13" table:style-name="ce2">
            <text:p>17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657.8828828828832" table:formula="msoxl:=B7*$A$1" table:style-name="ce2">
            <text:p>3658</text:p>
          </table:table-cell>
          <table:table-cell office:value-type="float" office:value="3270" table:style-name="ce1">
            <text:p>3270</text:p>
          </table:table-cell>
          <table:table-cell office:value-type="float" office:value="34.305317324185246" table:formula="msoxl:=D7*100/$D$13" table:style-name="ce2">
            <text:p>34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3588.5285285285286" table:formula="msoxl:=B8*$A$1" table:style-name="ce2">
            <text:p>3589</text:p>
          </table:table-cell>
          <table:table-cell office:value-type="float" office:value="3208" table:style-name="ce1">
            <text:p>3208</text:p>
          </table:table-cell>
          <table:table-cell office:value-type="float" office:value="52.144082332761577" table:formula="msoxl:=D8*100/$D$13" table:style-name="ce2">
            <text:p>52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3444.2267267267271" table:formula="msoxl:=B9*$A$1" table:style-name="ce2">
            <text:p>3444</text:p>
          </table:table-cell>
          <table:table-cell office:value-type="float" office:value="3079" table:style-name="ce1">
            <text:p>3079</text:p>
          </table:table-cell>
          <table:table-cell office:value-type="float" office:value="68.610634648370493" table:formula="msoxl:=D9*100/$D$13" table:style-name="ce2">
            <text:p>69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3266.3663663663665" table:formula="msoxl:=B10*$A$1" table:style-name="ce2">
            <text:p>3266</text:p>
          </table:table-cell>
          <table:table-cell office:value-type="float" office:value="2920" table:style-name="ce1">
            <text:p>2920</text:p>
          </table:table-cell>
          <table:table-cell office:value-type="float" office:value="77.701543739279586" table:formula="msoxl:=D10*100/$D$13" table:style-name="ce2">
            <text:p>78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2830.1051051051054" table:formula="msoxl:=B11*$A$1" table:style-name="ce2">
            <text:p>2830</text:p>
          </table:table-cell>
          <table:table-cell office:value-type="float" office:value="2530" table:style-name="ce1">
            <text:p>2530</text:p>
          </table:table-cell>
          <table:table-cell office:value-type="float" office:value="86.620926243567752" table:formula="msoxl:=D11*100/$D$13" table:style-name="ce2">
            <text:p>87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879.2792792792793" table:formula="msoxl:=B12*$A$1" table:style-name="ce2">
            <text:p>1879</text:p>
          </table:table-cell>
          <table:table-cell office:value-type="float" office:value="1680" table:style-name="ce1">
            <text:p>1680</text:p>
          </table:table-cell>
          <table:table-cell office:value-type="float" office:value="94.854202401372206" table:formula="msoxl:=D12*100/$D$13" table:style-name="ce2">
            <text:p>95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25.28528528528528" table:formula="msoxl:=B13*$A$1" table:style-name="ce2">
            <text:p>125</text:p>
          </table:table-cell>
          <table:table-cell office:value-type="float" office:value="112" table:style-name="ce1">
            <text:p>112</text:p>
          </table:table-cell>
          <table:table-cell office:value-type="float" office:value="100" table:formula="msoxl:=D13*100/$D$13" table:style-name="ce2">
            <text:p>100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3" table:style-name="ce1"/>
          <table:table-cell table:style-name="ce1">
            <draw:frame draw:z-index="2" draw:id="id1" draw:style-name="a1" draw:name="Diagramm 2" svg:x="0.51042in" svg:y="0.05208in" svg:width="5.73958in" svg:height="4.39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Soil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float" office:value="0" table:formula="msoxl:=100*C23/$C$3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float" office:value="14.285714285714286" table:formula="msoxl:=100*C24/$C$30" table:style-name="ce2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28.571428571428573" table:formula="msoxl:=100*C25/$C$30" table:style-name="ce2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float" office:value="42.857142857142854" table:formula="msoxl:=100*C26/$C$30" table:style-name="ce2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57.142857142857146" table:formula="msoxl:=100*C27/$C$30" table:style-name="ce2">
            <text:p>5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71.428571428571431" table:formula="msoxl:=100*C28/$C$30" table:style-name="ce2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85.714285714285708" table:formula="msoxl:=100*C29/$C$30" table:style-name="ce2">
            <text:p>8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100" table:formula="msoxl:=100*C30/$C$30" table:style-name="ce2">
            <text:p>10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</meta:initial-creator>
    <dc:creator>Marc</dc:creator>
    <meta:creation-date>2021-02-17T17:57:48Z</meta:creation-date>
    <dc:date>2021-02-18T14:43:3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</office:automatic-styles>
  <office:body>
    <office:chart>
      <chart:chart chart:class="chart:scatter" svg:height="351.7502362204725pt" svg:width="459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elle1.$C$5:.$C$13" chart:class="chart:scatter" chart:attached-axis="primary-y" chart:style-name="G0S0">
            <chart:domain table:cell-range-address="Tabelle1.$B$5:.$B$13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</office:automatic-styles>
  <office:body>
    <office:chart>
      <chart:chart chart:class="chart:scatter" svg:height="316.5000787401575pt" svg:width="413.250078740157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1.$B$23:.$B$30" chart:class="chart:scatter" chart:attached-axis="primary-y" chart:style-name="G0S0">
            <chart:domain table:cell-range-address="Tabelle1.$A$23:.$A$30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